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Karijini</text:p>
              <text:p text:style-name="P3"/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string" office:string-value="Bush camp" calcext:value-type="string">
            <text:p>Bush camp</text:p>
          </table:table-cell>
          <table:table-cell table:number-columns-repeated="2"/>
          <table:table-cell table:style-name="ce13" table:formula="of:=[.F170]+[.E171]" office:value-type="float" office:value="8778" calcext:value-type="float">
            <text:p>8778</text:p>
          </table:table-cell>
          <table:table-cell/>
          <table:table-cell table:formula="of:=[.H170]+[.G171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1858.02628" calcext:value-type="currency">
            <text:p>$11 858,03</text:p>
          </table:table-cell>
          <table:table-cell table:style-name="ce41" table:formula="of:=[.A171]*budgetjour-[.O171]" office:value-type="currency" office:currency="USD" office:value="4461.97372" calcext:value-type="currency">
            <text:p>$4 461,97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8778" calcext:value-type="float">
            <text:p>8778</text:p>
          </table:table-cell>
          <table:table-cell/>
          <table:table-cell table:formula="of:=[.H171]+[.G172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1858.02628" calcext:value-type="currency">
            <text:p>$11 858,03</text:p>
          </table:table-cell>
          <table:table-cell table:style-name="ce41" table:formula="of:=[.A172]*budgetjour-[.O172]" office:value-type="currency" office:currency="USD" office:value="4557.97372" calcext:value-type="currency">
            <text:p>$4 557,97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8778" calcext:value-type="float">
            <text:p>8778</text:p>
          </table:table-cell>
          <table:table-cell/>
          <table:table-cell table:formula="of:=[.H172]+[.G173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1858.02628" calcext:value-type="currency">
            <text:p>$11 858,03</text:p>
          </table:table-cell>
          <table:table-cell table:style-name="ce41" table:formula="of:=[.A173]*budgetjour-[.O173]" office:value-type="currency" office:currency="USD" office:value="4653.97372" calcext:value-type="currency">
            <text:p>$4 653,97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778" calcext:value-type="float">
            <text:p>8778</text:p>
          </table:table-cell>
          <table:table-cell/>
          <table:table-cell table:formula="of:=[.H173]+[.G174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1858.02628" calcext:value-type="currency">
            <text:p>$11 858,03</text:p>
          </table:table-cell>
          <table:table-cell table:style-name="ce41" table:formula="of:=[.A174]*budgetjour-[.O174]" office:value-type="currency" office:currency="USD" office:value="4749.97372" calcext:value-type="currency">
            <text:p>$4 749,97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778" calcext:value-type="float">
            <text:p>8778</text:p>
          </table:table-cell>
          <table:table-cell/>
          <table:table-cell table:formula="of:=[.H174]+[.G175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1858.02628" calcext:value-type="currency">
            <text:p>$11 858,03</text:p>
          </table:table-cell>
          <table:table-cell table:style-name="ce41" table:formula="of:=[.A175]*budgetjour-[.O175]" office:value-type="currency" office:currency="USD" office:value="4845.97372" calcext:value-type="currency">
            <text:p>$4 845,97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778" calcext:value-type="float">
            <text:p>8778</text:p>
          </table:table-cell>
          <table:table-cell/>
          <table:table-cell table:formula="of:=[.H175]+[.G176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1858.02628" calcext:value-type="currency">
            <text:p>$11 858,03</text:p>
          </table:table-cell>
          <table:table-cell table:style-name="ce41" table:formula="of:=[.A176]*budgetjour-[.O176]" office:value-type="currency" office:currency="USD" office:value="4941.97372" calcext:value-type="currency">
            <text:p>$4 941,97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778" calcext:value-type="float">
            <text:p>8778</text:p>
          </table:table-cell>
          <table:table-cell/>
          <table:table-cell table:formula="of:=[.H176]+[.G177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1858.02628" calcext:value-type="currency">
            <text:p>$11 858,03</text:p>
          </table:table-cell>
          <table:table-cell table:style-name="ce41" table:formula="of:=[.A177]*budgetjour-[.O177]" office:value-type="currency" office:currency="USD" office:value="5037.97372" calcext:value-type="currency">
            <text:p>$5 037,97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778" calcext:value-type="float">
            <text:p>8778</text:p>
          </table:table-cell>
          <table:table-cell/>
          <table:table-cell table:formula="of:=[.H177]+[.G178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1858.02628" calcext:value-type="currency">
            <text:p>$11 858,03</text:p>
          </table:table-cell>
          <table:table-cell table:style-name="ce41" table:formula="of:=[.A178]*budgetjour-[.O178]" office:value-type="currency" office:currency="USD" office:value="5133.97372" calcext:value-type="currency">
            <text:p>$5 133,97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778" calcext:value-type="float">
            <text:p>8778</text:p>
          </table:table-cell>
          <table:table-cell/>
          <table:table-cell table:formula="of:=[.H178]+[.G179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1858.02628" calcext:value-type="currency">
            <text:p>$11 858,03</text:p>
          </table:table-cell>
          <table:table-cell table:style-name="ce41" table:formula="of:=[.A179]*budgetjour-[.O179]" office:value-type="currency" office:currency="USD" office:value="5229.97372" calcext:value-type="currency">
            <text:p>$5 229,97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778" calcext:value-type="float">
            <text:p>8778</text:p>
          </table:table-cell>
          <table:table-cell/>
          <table:table-cell table:formula="of:=[.H179]+[.G180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1858.02628" calcext:value-type="currency">
            <text:p>$11 858,03</text:p>
          </table:table-cell>
          <table:table-cell table:style-name="ce41" table:formula="of:=[.A180]*budgetjour-[.O180]" office:value-type="currency" office:currency="USD" office:value="5325.97372" calcext:value-type="currency">
            <text:p>$5 325,97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778" calcext:value-type="float">
            <text:p>8778</text:p>
          </table:table-cell>
          <table:table-cell/>
          <table:table-cell table:formula="of:=[.H180]+[.G181]" office:value-type="float" office:value="40614" calcext:value-type="float">
            <text:p>40614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1858.02628" calcext:value-type="currency">
            <text:p>$11 858,03</text:p>
          </table:table-cell>
          <table:table-cell table:style-name="ce41" table:formula="of:=[.A181]*budgetjour-[.O181]" office:value-type="currency" office:currency="USD" office:value="5421.97372" calcext:value-type="currency">
            <text:p>$5 421,97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492.906701818182" calcext:value-type="currency">
            <text:p>$492,91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Exmouth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6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9:00:57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31T19:56:40.051000000</dc:date>
    <meta:editing-duration>P150DT14H31M36S</meta:editing-duration>
    <meta:editing-cycles>424</meta:editing-cycles>
    <meta:document-statistic meta:table-count="5" meta:cell-count="3361" meta:object-count="0"/>
  </office:meta>
</office:document-meta>
</file>